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00ce52" officeooo:paragraph-rsid="0000ce52"/>
    </style:style>
    <style:style style:name="P2" style:family="paragraph" style:parent-style-name="Contents_20_1" style:list-style-name="L1">
      <style:text-properties style:font-name="Arial"/>
    </style:style>
    <style:style style:name="P3" style:family="paragraph" style:parent-style-name="Heading_20_2">
      <style:text-properties style:font-name="Arial"/>
    </style:style>
    <style:style style:name="P4" style:family="paragraph" style:parent-style-name="Heading_20_2">
      <style:text-properties style:font-name="Arial" officeooo:paragraph-rsid="0000ce52"/>
    </style:style>
    <style:style style:name="T1" style:family="text">
      <style:text-properties officeooo:rsid="000b6326"/>
    </style:style>
    <style:style style:name="T2" style:family="text">
      <style:text-properties officeooo:rsid="00093108"/>
    </style:style>
    <style:style style:name="T3" style:family="text">
      <style:text-properties officeooo:rsid="0000ce52"/>
    </style:style>
    <style:style style:name="T4" style:family="text">
      <style:text-properties style:font-name="Arial" officeooo:rsid="0000ce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3">Problemfrage</text:span></text:h>
      <text:p text:style-name="P1">Gesichtserkennung mittels maschinelles Lernen — Lösung zahlreicher Alltagsprobleme oder Bedrohung unserer Persönlichkeitsrechte? </text:p>
      <text:h text:style-name="P3" text:outline-level="2">Gliederung</text:h>
      <text:list xml:id="list465456576" text:style-name="L1">
        <text:list-item>
          <text:p text:style-name="P2">Einführung → Videobeispiel für Objekterkennung <text:span text:style-name="T1">(max. 1 min)</text:span></text:p>
        </text:list-item>
        <text:list-item>
          <text:p text:style-name="P2">Künstliche neuronale Netze <text:span text:style-name="T1">(2 min)</text:span></text:p>
          <text:list>
            <text:list-item>
              <text:p text:style-name="P2">Erläuterung und geschichtliche Entwicklung des Algorithmus</text:p>
            </text:list-item>
            <text:list-item>
              <text:p text:style-name="P2">Anwendungsbereiche</text:p>
            </text:list-item>
          </text:list>
        </text:list-item>
        <text:list-item>
          <text:p text:style-name="P2">maschinelles Sehen <text:span text:style-name="T1">(8 min)</text:span></text:p>
          <text:list>
            <text:list-item>
              <text:p text:style-name="P2">Objekterkennungsverfahren (Schaubild) <text:s/></text:p>
            </text:list-item>
            <text:list-item>
              <text:p text:style-name="P2">Geschichts-, Mimik- und Emotionserkennung</text:p>
              <text:list>
                <text:list-item>
                  <text:p text:style-name="P2">technische Verfahren</text:p>
                </text:list-item>
                <text:list-item>
                  <text:p text:style-name="P2">Software</text:p>
                </text:list-item>
                <text:list-item>
                  <text:p text:style-name="P2">Anwendungen und Einsatzbereiche</text:p>
                  <text:list>
                    <text:list-item>
                      <text:p text:style-name="P2">Identifikation von Personen</text:p>
                      <text:list>
                        <text:list-item>
                          <text:p text:style-name="P2">Beispiel: Facebook „Tagging“</text:p>
                        </text:list-item>
                        <text:list-item>
                          <text:p text:style-name="P2">Beispiel: Berlin, Südkreuz </text:p>
                        </text:list-item>
                      </text:list>
                    </text:list-item>
                    <text:list-item>
                      <text:p text:style-name="P2">biometrische Authentifizierung</text:p>
                      <text:list>
                        <text:list-item>
                          <text:p text:style-name="P2">Beispiel: FaceID</text:p>
                        </text:list-item>
                      </text:list>
                    </text:list-item>
                    <text:list-item>
                      <text:p text:style-name="P2"><text:span text:style-name="T3">Beispiel: </text:span>Instagram Filter</text:p>
                    </text:list-item>
                    <text:list-item>
                      <text:p text:style-name="P2">Chin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Problemfrage <text:span text:style-name="T1">(8 min)</text:span></text:p>
          <text:list>
            <text:list-item>
              <text:p text:style-name="P2">Stockprobenverzerrung bei Trainingsdaten (sample bias)</text:p>
            </text:list-item>
            <text:list-item>
              <text:p text:style-name="P2">Überwachung</text:p>
              <text:list>
                <text:list-item>
                  <text:p text:style-name="P2">staatliche</text:p>
                </text:list-item>
                <text:list-item>
                  <text:p text:style-name="P2">von Firmen</text:p>
                </text:list-item>
              </text:list>
            </text:list-item>
            <text:list-item>
              <text:p text:style-name="P2">militärische Verwendungszwecke</text:p>
            </text:list-item>
          </text:list>
        </text:list-item>
        <text:list-item>
          <text:p text:style-name="P2">Fazit (max. 1 mi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8:08:01.180542689</meta:creation-date>
    <dc:date>2019-09-21T18:20:09.544703818</dc:date>
    <meta:editing-duration>PT1M5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08" meta:character-count="821" meta:non-whitespace-character-count="759"/>
  </office:meta>
</office:document-meta>
</file>